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1EE070CEE55E6BE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1EE070CEE55E6BE3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sus ressuscita Lázaro</text:span></text:p>
            <text:p text:style-name="P3"><text:span text:style-name="T2">(João 11.1-57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5-20T14:02:12.179000000</dc:date>
    <meta:editing-duration>PT2H28M21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